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Arial" fo:font-size="16pt" fo:font-weight="bold" fo:background-color="#ffffff" style:font-size-asian="16pt" style:font-size-complex="16pt"/>
    </style:style>
    <style:style style:name="P2" style:family="paragraph" style:parent-style-name="Standard">
      <style:text-properties fo:color="#000000" loext:opacity="100%" style:font-name="Arial" fo:font-size="16pt" officeooo:rsid="0005856d" officeooo:paragraph-rsid="0005856d" fo:background-color="#ffffff" style:font-size-asian="16pt" style:font-size-complex="16pt"/>
    </style:style>
    <style:style style:name="P3" style:family="paragraph" style:parent-style-name="Standard">
      <style:text-properties fo:color="#000000" loext:opacity="100%" style:font-name="Arial" fo:font-size="16pt" officeooo:rsid="0005856d" officeooo:paragraph-rsid="000854b4" fo:background-color="#ffffff" style:font-size-asian="16pt" style:font-size-complex="16pt"/>
    </style:style>
    <style:style style:name="P4" style:family="paragraph" style:parent-style-name="Standard">
      <style:text-properties fo:color="#000000" loext:opacity="100%" style:font-name="Arial" fo:font-size="16pt" officeooo:rsid="0005856d" officeooo:paragraph-rsid="000861e5" fo:background-color="#ffffff" style:font-size-asian="16pt" style:font-size-complex="16pt"/>
    </style:style>
    <style:style style:name="P5" style:family="paragraph" style:parent-style-name="Standard">
      <style:text-properties fo:color="#000000" loext:opacity="100%" style:font-name="Arial" fo:font-size="16pt" style:text-underline-style="solid" style:text-underline-width="auto" style:text-underline-color="font-color" officeooo:rsid="000854b4" officeooo:paragraph-rsid="000854b4" fo:background-color="#ffffff" style:font-size-asian="16pt" style:font-size-complex="16pt"/>
    </style:style>
    <style:style style:name="P6" style:family="paragraph" style:parent-style-name="Standard">
      <style:text-properties fo:color="#000000" loext:opacity="100%" style:font-name="Arial" fo:font-size="16pt" style:text-underline-style="solid" style:text-underline-width="auto" style:text-underline-color="font-color" officeooo:rsid="000a114a" officeooo:paragraph-rsid="000a114a" fo:background-color="#ffffff" style:font-size-asian="16pt" style:font-size-complex="16pt"/>
    </style:style>
    <style:style style:name="P7" style:family="paragraph" style:parent-style-name="Standard">
      <style:text-properties fo:color="#000000" loext:opacity="100%" style:font-name="Arial" fo:font-size="16pt" style:text-underline-style="none" officeooo:rsid="000854b4" officeooo:paragraph-rsid="000854b4" fo:background-color="#ffffff" style:font-size-asian="16pt" style:font-size-complex="16pt"/>
    </style:style>
    <style:style style:name="P8" style:family="paragraph" style:parent-style-name="Standard">
      <style:text-properties fo:color="#000000" loext:opacity="100%" style:font-name="Arial" fo:font-size="16pt" style:text-underline-style="none" officeooo:rsid="000861e5" officeooo:paragraph-rsid="000861e5" fo:background-color="#ffffff" style:font-size-asian="16pt" style:font-size-complex="16pt"/>
    </style:style>
    <style:style style:name="P9" style:family="paragraph" style:parent-style-name="Standard">
      <style:text-properties fo:color="#000000" loext:opacity="100%" style:font-name="Arial" fo:font-size="16pt" style:text-underline-style="none" officeooo:rsid="000a114a" officeooo:paragraph-rsid="000a114a" fo:background-color="#ffffff" style:font-size-asian="16pt" style:font-size-complex="16pt"/>
    </style:style>
    <style:style style:name="P10" style:family="paragraph" style:parent-style-name="Standard">
      <style:text-properties fo:color="#158466" loext:opacity="100%" style:font-name="Arial" fo:font-size="16pt" officeooo:rsid="0005856d" officeooo:paragraph-rsid="0005856d" fo:background-color="#ffffff" style:font-size-asian="16pt" style:font-size-complex="16pt"/>
    </style:style>
    <style:style style:name="T1" style:family="text">
      <style:text-properties officeooo:rsid="0006f6bf"/>
    </style:style>
    <style:style style:name="T2" style:family="text">
      <style:text-properties fo:color="#158466" loext:opacity="100%"/>
    </style:style>
    <style:style style:name="T3" style:family="text">
      <style:text-properties fo:color="#158466" loext:opacity="100%" officeooo:rsid="000854b4"/>
    </style:style>
    <style:style style:name="T4" style:family="text">
      <style:text-properties fo:color="#158466" loext:opacity="100%" officeooo:rsid="000861e5"/>
    </style:style>
    <style:style style:name="T5" style:family="text">
      <style:text-properties officeooo:rsid="000854b4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861e5"/>
    </style:style>
    <style:style style:name="T9" style:family="text">
      <style:text-properties style:text-underline-style="solid" style:text-underline-width="auto" style:text-underline-color="font-color" officeooo:rsid="000a114a"/>
    </style:style>
    <style:style style:name="T10" style:family="text">
      <style:text-properties officeooo:rsid="000861e5"/>
    </style:style>
    <style:style style:name="T11" style:family="text">
      <style:text-properties officeooo:rsid="000a1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É 1.01 Sudoku</text:p>
      <text:p text:style-name="P1">Décomposition algorithmique</text:p>
      <text:p text:style-name="P1"/>
      <text:p text:style-name="P2">Programme Sudoku c’est</text:p>
      <text:p text:style-name="P10">//declaration constance</text:p>
      <text:p text:style-name="P2">constante entier VALEURMAX:=9 ;</text:p>
      <text:p text:style-name="P2">constante entier VALEURMIN:=1 ;</text:p>
      <text:p text:style-name="P2">constante entier VALEURVIDE:=0 ;</text:p>
      <text:p text:style-name="P10">//declaration procedure et fonction</text:p>
      <text:p text:style-name="P10"/>
      <text:p text:style-name="P2">debut</text:p>
      <text:p text:style-name="P3"><text:tab/><text:span text:style-name="T2">//declaration </text:span><text:span text:style-name="T3">variable</text:span></text:p>
      <text:p text:style-name="P2"><text:tab/>valeur, <text:span text:style-name="T1">colonne, ligne</text:span> :entier ;</text:p>
      <text:p text:style-name="P2"><text:tab/><text:span text:style-name="T2">// </text:span><text:span text:style-name="T4">initilisation variable</text:span></text:p>
      <text:p text:style-name="P2"><text:span text:style-name="T4"><text:tab/></text:span><text:span text:style-name="T10">valeur:=0 ;</text:span></text:p>
      <text:p text:style-name="P4"><text:span text:style-name="T4"><text:tab/></text:span><text:span text:style-name="T10">ligne:=0 ;</text:span></text:p>
      <text:p text:style-name="P4"><text:span text:style-name="T4"><text:tab/></text:span><text:span text:style-name="T10">colonne:=0 ;</text:span></text:p>
      <text:p text:style-name="P4"/>
      <text:p text:style-name="P4"><text:tab/><text:span text:style-name="T5">affichagegrille(</text:span><text:span text:style-name="T10">entE valeur :entier, entE ligne :entier, entE colone :entier</text:span><text:span text:style-name="T5">) ;</text:span></text:p>
      <text:p text:style-name="P3"><text:span text:style-name="T5"><text:tab/>afficheSaisie() ;</text:span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9">procédure</text:span> affichagegrille</text:p>
      <text:p text:style-name="P8">Affiche la grille de sudoku en utilisent la fonction <text:span text:style-name="T11">grille</text:span>simple</text:p>
      <text:p text:style-name="P8"/>
      <text:p text:style-name="P6">paramétres</text:p>
      <text:p text:style-name="P9">valeur (entrée) : entier,</text:p>
      <text:p text:style-name="P9">ligne (entrée) : entier,</text:p>
      <text:p text:style-name="P9">colonne (entrée) : entier,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1:36:42.855651353</meta:creation-date>
    <dc:date>2023-10-26T12:31:38.351570972</dc:date>
    <meta:editing-duration>PT13M45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24" meta:word-count="80" meta:character-count="613" meta:non-whitespace-character-count="547"/>
  </office:meta>
</office:document-meta>
</file>